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OptionElemen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ionElementImpl.setTitl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ionElementImpl.setId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ionElementImpl.getXmlLa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ionElementImpl.setClassNam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ionElement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MLOptionElementImpl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ionElementImpl.setValu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ionElementImpl.WMLOptionElementImpl( WMLDocumentImpl owner , String ta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ionElementImpl.setXmlLang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ion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ionElementImpl.getOnP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OptionElementImpl.setOnPick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